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irb9mMdoJL8zeLDUDtkerD78oqIcv3RF6p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31:57.004585453</meta:creation-date>
    <dc:date>2024-03-08T12:32:22.514417646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